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427.8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68.29pt"/>
    </style:style>
    <style:style style:name="co5" style:family="table-column">
      <style:table-column-properties fo:break-before="auto" style:column-width="57.94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84.95pt"/>
    </style:style>
    <style:style style:name="co9" style:family="table-column">
      <style:table-column-properties fo:break-before="auto" style:column-width="49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50.26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ta2" style:family="table" style:master-page-name="PageStyle_5f_Dashboard">
      <style:table-properties table:display="true" style:writing-mode="lr-tb"/>
    </style:style>
    <style:style style:name="ce1" style:family="table-cell" style:parent-style-name="Default">
      <style:table-cell-properties fo:background-color="#3d85c6" style:diagonal-bl-tr="none" style:diagonal-tl-br="none" style:text-align-source="value-type" style:repeat-content="false" fo:wrap-option="no-wrap" fo:border="2.49pt solid #0b5394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6fa8dc" style:diagonal-bl-tr="none" style:diagonal-tl-br="none" style:text-align-source="value-type" style:repeat-content="false" fo:wrap-option="no-wrap" fo:border-left="0.74pt solid #6fa8dc" style:direction="ltr" fo:border-right="0.74pt solid #6fa8d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6fa8dc" fo:background-color="#ffffff" style:diagonal-bl-tr="none" style:diagonal-tl-br="none" style:text-align-source="value-type" style:repeat-content="false" fo:wrap-option="no-wrap" fo:border-left="0.74pt solid #6fa8dc" style:direction="ltr" fo:border-right="0.74pt solid #6fa8d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6fa8dc" fo:background-color="#ffffff" style:diagonal-bl-tr="none" style:diagonal-tl-br="none" style:text-align-source="fix" style:repeat-content="false" fo:wrap-option="no-wrap" fo:border-left="0.74pt solid #6fa8dc" style:direction="ltr" fo:border-right="none" style:rotation-angle="0" style:rotation-align="none" style:shrink-to-fit="false" fo:border-top="0.74pt solid #6fa8dc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6fa8dc" style:direction="ltr" fo:border-right="0.74pt solid #6fa8dc" style:rotation-angle="0" style:rotation-align="none" style:shrink-to-fit="false" fo:border-top="0.74pt solid #6fa8d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6fa8dc" style:diagonal-bl-tr="none" style:diagonal-tl-br="none" fo:border-left="0.74pt solid #6fa8dc" fo:border-right="0.74pt solid #6fa8d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diagonal-bl-tr="none" style:diagonal-tl-br="none" fo:border="0.74pt solid 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fe2f3" style:diagonal-bl-tr="none" style:diagonal-tl-br="none" fo:border-left="0.74pt solid #6fa8dc" fo:border-right="0.74pt solid #6fa8dc" style:rotation-align="none" fo:border-top="0.74pt solid #6fa8d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6fa8dc" style:diagonal-bl-tr="none" style:diagonal-tl-br="none" fo:border-left="none" fo:border-right="0.74pt solid #6fa8dc" style:rotation-align="none" fo:border-top="0.74pt solid #6fa8d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6fa8dc" style:diagonal-bl-tr="none" style:diagonal-tl-br="none" style:text-align-source="value-type" style:repeat-content="false" fo:wrap-option="no-wrap" fo:border-left="0.74pt solid #6fa8dc" style:direction="ltr" fo:border-right="0.74pt solid #6fa8d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cfe2f3" style:diagonal-bl-tr="none" style:diagonal-tl-br="none" style:text-align-source="value-type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6fa8d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6fa8dc" style:diagonal-bl-tr="none" style:diagonal-tl-br="none" fo:border-left="0.74pt solid #6fa8dc" fo:border-right="0.74pt solid #6fa8d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cfe2f3" style:diagonal-bl-tr="none" style:diagonal-tl-br="none" fo:border="0.74pt solid 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fo:border="0.74pt solid 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1155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1155cc" style:direction="ltr" fo:border-right="none" style:rotation-angle="0" style:rotation-align="none" style:shrink-to-fit="false" fo:border-top="0.74pt solid #1155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fo:border-bottom="none" fo:background-color="#eef2ff" style:diagonal-bl-tr="none" style:diagonal-tl-br="none" style:text-align-source="value-type" style:repeat-content="false" fo:wrap-option="no-wrap" fo:border-left="0.74pt solid #1155c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1155c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1155cc" fo:background-color="#ffffff" style:diagonal-bl-tr="none" style:diagonal-tl-br="none" style:text-align-source="value-type" style:repeat-content="false" fo:wrap-option="no-wrap" fo:border-left="0.74pt solid #1155cc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1155cc" style:rotation-angle="0" style:rotation-align="none" style:shrink-to-fit="false" fo:border-top="0.74pt solid #1155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 style:data-style-name="N125">
      <style:table-cell-properties fo:border-bottom="none" fo:background-color="#eef2ff" style:diagonal-bl-tr="none" style:diagonal-tl-br="none" style:text-align-source="value-type" style:repeat-content="false" fo:wrap-option="no-wrap" fo:border-left="none" style:direction="ltr" fo:border-right="0.74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25">
      <style:table-cell-properties fo:border-bottom="none" style:diagonal-bl-tr="none" style:diagonal-tl-br="none" fo:border-left="none" fo:border-right="0.74pt solid #1155cc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1155cc" style:diagonal-bl-tr="none" style:diagonal-tl-br="none" fo:border-left="none" fo:border-right="0.74pt solid #1155cc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s h</text:p>
          </table:table-cell>
          <table:table-cell table:style-name="ce1" office:value-type="string" calcext:value-type="string">
            <text:p>Courses h</text:p>
          </table:table-cell>
          <table:table-cell table:style-name="ce1" office:value-type="string" calcext:value-type="string">
            <text:p>p + c = h</text:p>
          </table:table-cell>
          <table:table-cell table:style-name="ce1" office:value-type="string" calcext:value-type="string">
            <text:p>days - 1,4h/d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ends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HYPERLINK(&quot;https://openclassrooms.com/fr/projects/744/assignment&quot;;&quot;Démarrez votre formation de Développeur d'application Java&quot;)" office:value-type="string" office:string-value="Démarrez votre formation de Développeur d'application Java" calcext:value-type="string">
            <text:p>Démarrez votre formation de Développeur d'application Jav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formula="of:=[.C2]+[.D2]" office:value-type="float" office:value="50" calcext:value-type="float">
            <text:p>50</text:p>
          </table:table-cell>
          <table:table-cell table:style-name="ce11" table:formula="of:=ROUND([.E2]/1.4;0)" office:value-type="float" office:value="36" calcext:value-type="float">
            <text:p>36</text:p>
          </table:table-cell>
          <table:table-cell table:style-name="ce16" office:value-type="date" office:date-value="2020-04-01" calcext:value-type="date">
            <text:p>01/04/2020</text:p>
          </table:table-cell>
          <table:table-cell table:style-name="ce20" table:formula="of:=[.F2]+[.G2]" office:value-type="date" office:date-value="2020-05-07" calcext:value-type="date">
            <text:p>07/05/2020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openclassrooms.com/fr/projects/610/assignment" xlink:type="simple">Débuggez une application Java</text:a>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[.C3]+[.D3]" office:value-type="float" office:value="65" calcext:value-type="float">
            <text:p>65</text:p>
          </table:table-cell>
          <table:table-cell table:style-name="ce12" table:formula="of:=ROUND([.E3]/1.4;0)" office:value-type="float" office:value="46" calcext:value-type="float">
            <text:p>46</text:p>
          </table:table-cell>
          <table:table-cell table:style-name="ce17" table:formula="of:=[.H2]" office:value-type="date" office:date-value="2020-05-07" calcext:value-type="date">
            <text:p>07/05/2020</text:p>
          </table:table-cell>
          <table:table-cell table:style-name="ce21" table:formula="of:=[.F3]+[.G3]" office:value-type="date" office:date-value="2020-06-22" calcext:value-type="date">
            <text:p>22/06/2020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<text:a xlink:href="https://openclassrooms.com/fr/projects/738/assignment" xlink:type="simple">Identifiez les besoins de votre client pour concevoir l'application de ses rêves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" calcext:value-type="float">
            <text:p>18</text:p>
          </table:table-cell>
          <table:table-cell table:style-name="ce13" table:formula="of:=[.C4]+[.D4]" office:value-type="float" office:value="83" calcext:value-type="float">
            <text:p>83</text:p>
          </table:table-cell>
          <table:table-cell table:style-name="ce13" table:formula="of:=ROUND([.E4]/1.4;0)" office:value-type="float" office:value="59" calcext:value-type="float">
            <text:p>59</text:p>
          </table:table-cell>
          <table:table-cell table:style-name="ce18" table:formula="of:=[.H3]" office:value-type="date" office:date-value="2020-06-22" calcext:value-type="date">
            <text:p>22/06/2020</text:p>
          </table:table-cell>
          <table:table-cell table:style-name="ce22" table:formula="of:=[.F4]+[.G4]" office:value-type="date" office:date-value="2020-08-20" calcext:value-type="date">
            <text:p>20/08/2020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openclassrooms.com/fr/projects/611/assignment" xlink:type="simple">Testez l'implémentation d'une nouvelle fonctionnalité Java</text:a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[.C5]+[.D5]" office:value-type="float" office:value="70" calcext:value-type="float">
            <text:p>70</text:p>
          </table:table-cell>
          <table:table-cell table:style-name="ce12" table:formula="of:=ROUND([.E5]/1.4;0)" office:value-type="float" office:value="50" calcext:value-type="float">
            <text:p>50</text:p>
          </table:table-cell>
          <table:table-cell table:style-name="ce17" table:formula="of:=[.H4]" office:value-type="date" office:date-value="2020-08-20" calcext:value-type="date">
            <text:p>20/08/2020</text:p>
          </table:table-cell>
          <table:table-cell table:style-name="ce21" table:formula="of:=[.F5]+[.G5]" office:value-type="date" office:date-value="2020-10-09" calcext:value-type="date">
            <text:p>09/10/2020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https://openclassrooms.com/fr/projects/739/assignment" xlink:type="simple">Créez votre première application web avec Spring Boot</text:a>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0" calcext:value-type="float">
            <text:p>40</text:p>
          </table:table-cell>
          <table:table-cell table:style-name="ce13" table:formula="of:=[.C6]+[.D6]" office:value-type="float" office:value="160" calcext:value-type="float">
            <text:p>160</text:p>
          </table:table-cell>
          <table:table-cell table:style-name="ce13" table:formula="of:=ROUND([.E6]/1.4;0)" office:value-type="float" office:value="114" calcext:value-type="float">
            <text:p>114</text:p>
          </table:table-cell>
          <table:table-cell table:style-name="ce18" table:formula="of:=[.H5]" office:value-type="date" office:date-value="2020-10-09" calcext:value-type="date">
            <text:p>09/10/2020</text:p>
          </table:table-cell>
          <table:table-cell table:style-name="ce22" table:formula="of:=[.F6]+[.G6]" office:value-type="date" office:date-value="2021-01-31" calcext:value-type="date">
            <text:p>31/01/2021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openclassrooms.com/fr/projects/740/assignment" xlink:type="simple">Concevez une application web Java de A à Z</text:a>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12" table:formula="of:=[.C7]+[.D7]" office:value-type="float" office:value="200" calcext:value-type="float">
            <text:p>200</text:p>
          </table:table-cell>
          <table:table-cell table:style-name="ce12" table:formula="of:=ROUND([.E7]/1.4;0)" office:value-type="float" office:value="143" calcext:value-type="float">
            <text:p>143</text:p>
          </table:table-cell>
          <table:table-cell table:style-name="ce17" table:formula="of:=[.H6]" office:value-type="date" office:date-value="2021-01-31" calcext:value-type="date">
            <text:p>31/01/2021</text:p>
          </table:table-cell>
          <table:table-cell table:style-name="ce21" table:formula="of:=[.F7]+[.G7]" office:value-type="date" office:date-value="2021-06-23" calcext:value-type="date">
            <text:p>23/06/2021</text:p>
          </table:table-cell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https://openclassrooms.com/fr/projects/745/assignment" xlink:type="simple">Transformez votre backend en API pour rendre votre application plus flexible</text:a>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" calcext:value-type="float">
            <text:p>14</text:p>
          </table:table-cell>
          <table:table-cell table:style-name="ce13" table:formula="of:=[.C8]+[.D8]" office:value-type="float" office:value="114" calcext:value-type="float">
            <text:p>114</text:p>
          </table:table-cell>
          <table:table-cell table:style-name="ce13" table:formula="of:=ROUND([.E8]/1.4;0)" office:value-type="float" office:value="81" calcext:value-type="float">
            <text:p>81</text:p>
          </table:table-cell>
          <table:table-cell table:style-name="ce18" table:formula="of:=[.H7]" office:value-type="date" office:date-value="2021-06-23" calcext:value-type="date">
            <text:p>23/06/2021</text:p>
          </table:table-cell>
          <table:table-cell table:style-name="ce22" table:formula="of:=[.F8]+[.G8]" office:value-type="date" office:date-value="2021-09-12" calcext:value-type="date">
            <text:p>12/09/2021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openclassrooms.com/fr/projects/742/assignment" xlink:type="simple">Améliorez votre application avec des systèmes distribués</text:a>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C9]+[.D9]" office:value-type="float" office:value="110" calcext:value-type="float">
            <text:p>110</text:p>
          </table:table-cell>
          <table:table-cell table:style-name="ce12" table:formula="of:=ROUND([.E9]/1.4;0)" office:value-type="float" office:value="79" calcext:value-type="float">
            <text:p>79</text:p>
          </table:table-cell>
          <table:table-cell table:style-name="ce17" table:formula="of:=[.H8]" office:value-type="date" office:date-value="2021-09-12" calcext:value-type="date">
            <text:p>12/09/2021</text:p>
          </table:table-cell>
          <table:table-cell table:style-name="ce21" table:formula="of:=[.F9]+[.G9]" office:value-type="date" office:date-value="2021-11-30" calcext:value-type="date">
            <text:p>30/11/2021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<text:a xlink:href="https://openclassrooms.com/fr/projects/743/assignment" xlink:type="simple">Développez une solution en microservices pour votre client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13" table:formula="of:=[.C10]+[.D10]" office:value-type="float" office:value="140" calcext:value-type="float">
            <text:p>140</text:p>
          </table:table-cell>
          <table:table-cell table:style-name="ce15" table:formula="of:=ROUND([.E10]/1.4;0)" office:value-type="float" office:value="100" calcext:value-type="float">
            <text:p>100</text:p>
          </table:table-cell>
          <table:table-cell table:style-name="ce18" table:formula="of:=[.H9]" office:value-type="date" office:date-value="2021-11-30" calcext:value-type="date">
            <text:p>30/11/2021</text:p>
          </table:table-cell>
          <table:table-cell table:style-name="ce22" table:formula="of:=[.F10]+[.G10]" office:value-type="date" office:date-value="2022-03-10" calcext:value-type="date">
            <text:p>10/03/202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table:formula="of:=SUM([.C2:.C10])" office:value-type="float" office:value="800" calcext:value-type="float">
            <text:p>800</text:p>
          </table:table-cell>
          <table:table-cell table:style-name="ce10" table:formula="of:=SUM([.D2:.D10])" office:value-type="float" office:value="192" calcext:value-type="float">
            <text:p>192</text:p>
          </table:table-cell>
          <table:table-cell table:style-name="ce10" table:formula="of:=[.C11]+[.D11]" office:value-type="float" office:value="992" calcext:value-type="float">
            <text:p>992</text:p>
          </table:table-cell>
          <table:table-cell table:style-name="ce10" table:formula="of:=ROUND([.E11]/1.4;0)" office:value-type="float" office:value="709" calcext:value-type="float">
            <text:p>709</text:p>
          </table:table-cell>
          <table:table-cell table:style-name="ce19" table:formula="of:=[.H10]" office:value-type="date" office:date-value="2022-03-10" calcext:value-type="date">
            <text:p>10/03/2022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3">
          <table:table-cell table:style-name="ce23" office:value-type="string" calcext:value-type="string" table:number-columns-spanned="4" table:number-rows-spanned="1">
            <text:p><text:s text:c="12"/>PLANNIN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4" table:number-columns-spanned="1" table:number-rows-spanned="9"/>
          <table:table-cell table:style-name="ce25" office:value-type="string" calcext:value-type="string">
            <text:p>Démarrez votre formation de Développeur d'application Java</text:p>
          </table:table-cell>
          <table:table-cell table:style-name="ce29" table:formula="of:=[$Planning.H2]" office:value-type="date" office:date-value="2020-05-07" calcext:value-type="date">
            <text:p>07/05/2020</text:p>
          </table:table-cell>
          <table:table-cell table:style-name="ce24" table:number-columns-spanned="1" table:number-rows-spanned="9"/>
          <table:table-cell table:number-columns-repeated="1020"/>
        </table:table-row>
        <table:table-row table:style-name="ro1">
          <table:covered-table-cell/>
          <table:table-cell table:style-name="ce26" office:value-type="string" calcext:value-type="string">
            <text:p><text:a xlink:href="https://openclassrooms.com/fr/projects/610/assignment" xlink:type="simple">Débuggez une application Java</text:a></text:p>
          </table:table-cell>
          <table:table-cell table:style-name="ce30" table:formula="of:=[$Planning.H3]" office:value-type="date" office:date-value="2020-06-22" calcext:value-type="date">
            <text:p>22/06/2020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7" office:value-type="string" calcext:value-type="string">
            <text:p><text:a xlink:href="https://openclassrooms.com/fr/projects/738/assignment" xlink:type="simple">Identifiez les besoins de votre client pour concevoir l'application de ses rêves</text:a></text:p>
          </table:table-cell>
          <table:table-cell table:style-name="ce31" table:formula="of:=[$Planning.H4]" office:value-type="date" office:date-value="2020-08-20" calcext:value-type="date">
            <text:p>20/08/2020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6" office:value-type="string" calcext:value-type="string">
            <text:p><text:a xlink:href="https://openclassrooms.com/fr/projects/611/assignment" xlink:type="simple">Testez l'implémentation d'une nouvelle fonctionnalité Java</text:a></text:p>
          </table:table-cell>
          <table:table-cell table:style-name="ce30" table:formula="of:=[$Planning.H5]" office:value-type="date" office:date-value="2020-10-09" calcext:value-type="date">
            <text:p>09/10/2020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7" office:value-type="string" calcext:value-type="string">
            <text:p><text:a xlink:href="https://openclassrooms.com/fr/projects/739/assignment" xlink:type="simple">Créez votre première application web avec Spring Boot</text:a></text:p>
          </table:table-cell>
          <table:table-cell table:style-name="ce31" table:formula="of:=[$Planning.H6]" office:value-type="date" office:date-value="2021-01-31" calcext:value-type="date">
            <text:p>31/01/2021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6" office:value-type="string" calcext:value-type="string">
            <text:p><text:a xlink:href="https://openclassrooms.com/fr/projects/740/assignment" xlink:type="simple">Concevez une application web Java de A à Z</text:a></text:p>
          </table:table-cell>
          <table:table-cell table:style-name="ce30" table:formula="of:=[$Planning.H7]" office:value-type="date" office:date-value="2021-06-23" calcext:value-type="date">
            <text:p>23/06/2021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7" office:value-type="string" calcext:value-type="string">
            <text:p><text:a xlink:href="https://openclassrooms.com/fr/projects/745/assignment" xlink:type="simple">Transformez votre backend en API pour rendre votre application plus flexible</text:a></text:p>
          </table:table-cell>
          <table:table-cell table:style-name="ce31" table:formula="of:=[$Planning.H8]" office:value-type="date" office:date-value="2021-09-12" calcext:value-type="date">
            <text:p>12/09/2021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6" office:value-type="string" calcext:value-type="string">
            <text:p><text:a xlink:href="https://openclassrooms.com/fr/projects/742/assignment" xlink:type="simple">Améliorez votre application avec des systèmes distribués</text:a></text:p>
          </table:table-cell>
          <table:table-cell table:style-name="ce30" table:formula="of:=[$Planning.H9]" office:value-type="date" office:date-value="2021-11-30" calcext:value-type="date">
            <text:p>30/11/2021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28" office:value-type="string" calcext:value-type="string">
            <text:p><text:a xlink:href="https://openclassrooms.com/fr/projects/743/assignment" xlink:type="simple">Développez une solution en microservices pour votre client</text:a></text:p>
          </table:table-cell>
          <table:table-cell table:style-name="ce32" table:formula="of:=[$Planning.H10]" office:value-type="date" office:date-value="2022-03-10" calcext:value-type="date">
            <text:p>10/03/2022</text:p>
          </table:table-cell>
          <table:covered-table-cell/>
          <table:table-cell table:number-columns-repeated="1020"/>
        </table:table-row>
        <table:table-row table:style-name="ro2">
          <table:table-cell table:style-name="ce24" table:number-columns-spanned="4" table:number-rows-spanned="3"/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>
          <table:covered-table-cell table:number-columns-repeated="4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4" meta:object-count="0"/>
    <meta:generator>LibreOfficeDev/6.0.5.2$Linux_X86_64 LibreOffice_project/</meta:generator>
  </office:meta>
</office:document-meta>
</file>